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05ad"/>
    </style:style>
    <style:style style:name="P2" style:family="paragraph" style:parent-style-name="Standard">
      <style:paragraph-properties fo:text-align="justify" style:justify-single-word="false"/>
      <style:text-properties officeooo:paragraph-rsid="001905ad"/>
    </style:style>
    <style:style style:name="P3" style:family="paragraph" style:parent-style-name="Standard" style:list-style-name="L1">
      <style:paragraph-properties fo:text-align="justify" style:justify-single-word="false"/>
      <style:text-properties officeooo:paragraph-rsid="001905ad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277c47" officeooo:paragraph-rsid="00277c47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277c47" officeooo:paragraph-rsid="0028d9d6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29f0bc" officeooo:paragraph-rsid="0029f0bc"/>
    </style:style>
    <style:style style:name="P7" style:family="paragraph" style:parent-style-name="Standard">
      <style:paragraph-properties fo:text-align="justify" style:justify-single-word="false"/>
      <style:text-properties officeooo:rsid="0029f0bc" officeooo:paragraph-rsid="0029f0bc"/>
    </style:style>
    <style:style style:name="T1" style:family="text">
      <style:text-properties fo:color="#000000" style:font-name="Liberation Serif" fo:font-size="12pt" fo:language="none" fo:country="none" officeooo:rsid="000f8f33" style:font-size-asian="12pt" style:font-name-complex="Times New Roman" style:font-size-complex="12pt"/>
    </style:style>
    <style:style style:name="T2" style:family="text">
      <style:text-properties fo:color="#000000" style:font-name="Liberation Serif" fo:font-size="12pt" fo:language="none" fo:country="none" officeooo:rsid="000c8a95" style:font-size-asian="12pt" style:font-name-complex="Times New Roman" style:font-size-complex="12pt"/>
    </style:style>
    <style:style style:name="T3" style:family="text">
      <style:text-properties fo:color="#000000" style:font-name="Liberation Serif" fo:font-size="12pt" fo:language="none" fo:country="none" officeooo:rsid="000676ca" style:font-size-asian="12pt" style:font-name-complex="Times New Roman" style:font-size-complex="12pt"/>
    </style:style>
    <style:style style:name="T4" style:family="text">
      <style:text-properties officeooo:rsid="0028d9d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ложения по выполнению</text:p>
      <text:p text:style-name="P1">курсовой работы по дисциплине</text:p>
      <text:p text:style-name="P1">“Объектно-ориентированное программирование”</text:p>
      <text:p text:style-name="P1"/>
      <text:p text:style-name="P2"><text:tab/>Задание на курсовую работы индивидуально для каждого студента. В ходе выполнения работы студент выполняет проектирование и реализацию программного средства по решения поставленной задачи. Реализация выполняется на любом языке с поддержкой принципов объектно-ориентированного программирования. Результатами работы являются разработанное программное средство и пояснительная записка. Пояснительная записка оформляется согласно стандарту предприятия и содержит следующие пункты:</text:p>
      <text:list xml:id="list2437663617806864821" text:style-name="L1">
        <text:list-item>
          <text:p text:style-name="P3">Постановка задачи.</text:p>
        </text:list-item>
        <text:list-item>
          <text:p text:style-name="P3">Диаграмма классов.</text:p>
        </text:list-item>
        <text:list-item>
          <text:p text:style-name="P3">Описание классов. Для каждого класса дать краткое описание, привести список полей и прототипов методов класса. Для полей и методов также дать краткое описание.</text:p>
        </text:list-item>
        <text:list-item>
          <text:p text:style-name="P4">Диаграмму объектов для одного из сценариев работы программы. Дать краткое описание сценария.</text:p>
        </text:list-item>
        <text:list-item>
          <text:p text:style-name="P4">Диаграмму <text:span text:style-name="T1">последовательностей</text:span><text:span text:style-name="T2"> и коммуникаций</text:span> для одного из сценариев работы программы. Дать краткое описание сценария.</text:p>
        </text:list-item>
        <text:list-item>
          <text:p text:style-name="P5">Диаграмму <text:span text:style-name="T3">состояний и переходов</text:span> для <text:span text:style-name="T4">двух</text:span> сценариев работы программы. Дать краткое описание сценари<text:span text:style-name="T4">ев и состояний задействованных объектов.</text:span></text:p>
        </text:list-item>
        <text:list-item>
          <text:p text:style-name="P6">Диаграмму модулей.</text:p>
        </text:list-item>
      </text:list>
      <text:p text:style-name="P7"/>
      <text:p text:style-name="P7"><text:tab/>Диаграммы должны отражать реальное состояние программного средства. При необходимости студент должен быть готов продемонстрировать корректность одной из диаграмм на примере исходного код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21:44:38.508903651</meta:creation-date>
    <dc:date>2019-11-26T18:43:20.978528316</dc:date>
    <meta:editing-duration>PT55M39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62" meta:character-count="1335" meta:non-whitespace-character-count="1190"/>
  </office:meta>
</office:document-meta>
</file>